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1.554cm" fo:min-width="1.304cm" fo:padding-top="0.15cm" fo:padding-bottom="0.15cm" fo:padding-left="0.275cm" fo:padding-right="0.275cm"/>
      <style:paragraph-properties style:writing-mode="lr-tb"/>
    </style:style>
    <style:style style:name="gr2" style:family="graphic" style:parent-style-name="objectwithoutfill">
      <style:graphic-properties svg:stroke-width="0.05cm" svg:stroke-color="#000000" draw:marker-start-width="0.275cm" draw:marker-end="Arrow" draw:marker-end-width="0.375cm" draw:fill="solid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4" style:family="graphic" style:parent-style-name="standard">
      <style:graphic-properties draw:stroke="solid" draw:stroke-dash="Double_20_Dash" svg:stroke-width="0.05cm" svg:stroke-color="#000000" draw:marker-start-width="0.275cm" draw:marker-end-width="0.275cm" draw:fill="solid" draw:fill-color="#ffffff" draw:textarea-horizontal-align="justify" draw:textarea-vertical-align="middle" draw:auto-grow-height="false" fo:min-height="18.508cm" fo:min-width="17.258cm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447cm"/>
      <style:paragraph-properties style:writing-mode="lr-tb"/>
    </style:style>
    <style:style style:name="gr6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1.556cm" fo:min-width="1.306cm"/>
      <style:paragraph-properties style:writing-mode="lr-tb"/>
    </style:style>
    <style:style style:name="gr7" style:family="graphic" style:parent-style-name="standard">
      <style:graphic-properties svg:stroke-width="0.05cm" svg:stroke-color="#000000" draw:marker-start-width="0.275cm" draw:marker-end-width="0.275cm" draw:fill="solid" draw:fill-color="#cccccc" draw:textarea-horizontal-align="justify" draw:textarea-vertical-align="middle" draw:auto-grow-height="false" fo:min-height="1.506cm" fo:min-width="1.256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svg:stroke-width="0.05cm" svg:stroke-color="#000000" draw:marker-start-width="0.275cm" draw:marker-end-width="0.275cm" draw:fill="solid" draw:fill-color="#cccccc" draw:textarea-horizontal-align="justify" draw:textarea-vertical-align="middle" draw:auto-grow-height="false" fo:min-height="0.584cm" fo:min-width="0.334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draw:stroke="dash" draw:stroke-dash="Long_20_Dash" svg:stroke-width="0.05cm" svg:stroke-color="#000000" draw:marker-start-width="0.275cm" draw:marker-end-width="0.275cm" draw:fill="solid" draw:fill-color="#cccccc" draw:textarea-horizontal-align="justify" draw:textarea-vertical-align="middle" draw:auto-grow-height="false" fo:min-height="1.506cm" fo:min-width="1.256cm" fo:padding-top="0.15cm" fo:padding-bottom="0.15cm" fo:padding-left="0.275cm" fo:padding-right="0.275cm"/>
      <style:paragraph-properties style:writing-mode="lr-tb"/>
    </style:style>
    <style:style style:name="gr10" style:family="graphic" style:parent-style-name="objectwithoutfill">
      <style:graphic-properties svg:stroke-width="0.1cm" svg:stroke-color="#000000" draw:marker-start="Arrow" draw:marker-start-width="0.45cm" draw:marker-end="Arrow" draw:marker-end-width="0.45cm" draw:fill="solid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  <style:paragraph-properties style:writing-mode="lr-tb"/>
    </style:style>
    <style:style style:name="gr12" style:family="graphic" style:parent-style-name="objectwithoutfill">
      <style:graphic-properties svg:stroke-width="0.2cm" svg:stroke-color="#000000" draw:marker-start="Arrow" draw:marker-start-width="0.6cm" draw:marker-end="Arrow" draw:marker-end-width="0.6cm" draw:fill="solid" draw:textarea-vertical-align="middle" fo:padding-top="0.225cm" fo:padding-bottom="0.225cm" fo:padding-left="0.35cm" fo:padding-right="0.35cm"/>
    </style:style>
    <style:style style:name="gr13" style:family="graphic" style:parent-style-name="objectwithoutfill">
      <style:graphic-properties svg:stroke-width="0.1cm" svg:stroke-color="#000000" draw:marker-start-width="0.35cm" draw:marker-end="" draw:marker-end-width="0.45cm" draw:fill="solid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5" style:family="graphic" style:parent-style-name="standard">
      <style:graphic-properties svg:stroke-width="0.05cm" svg:stroke-color="#000000" draw:marker-start-width="0.275cm" draw:marker-end-width="0.275cm" draw:fill="solid" draw:fill-color="#808080" draw:textarea-horizontal-align="justify" draw:textarea-vertical-align="middle" draw:auto-grow-height="false" fo:min-height="0.604cm" fo:min-width="0.354cm" fo:padding-top="0.15cm" fo:padding-bottom="0.15cm" fo:padding-left="0.275cm" fo:padding-right="0.275cm"/>
      <style:paragraph-properties style:writing-mode="lr-tb"/>
    </style:style>
    <style:style style:name="gr16" style:family="graphic" style:parent-style-name="objectwithoutfill">
      <style:graphic-properties svg:stroke-width="0.2cm" svg:stroke-color="#000000" draw:marker-start-width="0.5cm" draw:marker-end="Arrow" draw:marker-end-width="0.6cm" draw:fill="solid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5cm" fo:min-width="0cm"/>
      <style:paragraph-properties style:writing-mode="lr-tb"/>
    </style:style>
    <style:style style:name="gr18" style:family="graphic" style:parent-style-name="objectwithoutfill">
      <style:graphic-properties svg:stroke-width="0.1cm" svg:stroke-color="#000000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svg:stroke-color="#000000" draw:marker-start="Arrow" draw:marker-start-width="0.45cm" draw:marker-end="Arrow" draw:marker-end-width="0.45cm" draw:stroke-linejoin="none" svg:stroke-linecap="round" draw:fill="solid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24cm" fo:min-width="0cm"/>
      <style:paragraph-properties style:writing-mode="lr-tb"/>
    </style:style>
    <style:style style:name="gr21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71cm" fo:min-width="0cm"/>
      <style:paragraph-properties style:writing-mode="lr-tb"/>
    </style:style>
    <style:style style:name="gr2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2.532cm" fo:min-width="2.282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justify" draw:textarea-vertical-align="middle" draw:auto-grow-height="false" fo:min-height="0.75cm" fo:min-width="0.5cm"/>
    </style:style>
    <style:style style:name="gr25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5.532cm" fo:min-width="5.282cm"/>
      <style:paragraph-properties style:writing-mode="lr-tb"/>
    </style:style>
    <style:style style:name="gr26" style:family="graphic" style:parent-style-name="standard">
      <style:graphic-properties svg:stroke-width="0.05cm" svg:stroke-color="#000000" draw:marker-start-width="0.275cm" draw:marker-end-width="0.275cm" draw:fill="solid" draw:fill-color="#cccccc" draw:textarea-horizontal-align="justify" draw:textarea-vertical-align="middle" draw:auto-grow-height="false" fo:min-height="2.506cm" fo:min-width="1.256cm" fo:padding-top="0.15cm" fo:padding-bottom="0.15cm" fo:padding-left="0.275cm" fo:padding-right="0.275cm"/>
      <style:paragraph-properties style:writing-mode="lr-tb"/>
    </style:style>
    <style:style style:name="gr27" style:family="graphic" style:parent-style-name="standard">
      <style:graphic-properties draw:stroke="none" svg:stroke-width="0.05cm" draw:marker-start-width="0.275cm" draw:marker-end-width="0.275cm" draw:fill="none" draw:textarea-horizontal-align="justify" draw:textarea-vertical-align="middle" draw:auto-grow-height="false" fo:min-height="0.75cm" fo:min-width="0.5cm"/>
    </style:style>
    <style:style style:name="gr28" style:family="graphic" style:parent-style-name="standard">
      <style:graphic-properties svg:stroke-width="0.05cm" svg:stroke-color="#000000" draw:marker-start-width="0.275cm" draw:marker-end-width="0.275cm" draw:fill="solid" draw:fill-color="#eeeeee" draw:textarea-horizontal-align="justify" draw:textarea-vertical-align="middle" draw:auto-grow-height="false" fo:min-height="3.408cm" fo:min-width="3.158cm" fo:padding-top="0.15cm" fo:padding-bottom="0.15cm" fo:padding-left="0.275cm" fo:padding-right="0.275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fo:font-weight="bold" style:font-size-asian="18pt" style:font-weight-asian="bold" style:font-size-complex="18pt" style:font-weight-complex="bold"/>
    </style:style>
    <style:style style:name="P2" style:family="paragraph">
      <loext:graphic-properties draw:fill="solid" draw:fill-color="#eeeeee"/>
      <style:paragraph-properties fo:text-align="center" style:writing-mode="lr-tb"/>
      <style:text-properties fo:font-size="10pt" fo:font-weight="bold" style:font-size-asian="18pt" style:font-weight-asian="bold" style:font-size-complex="18pt" style:font-weight-complex="bold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0pt" fo:font-weight="bold" style:font-size-asian="18pt" style:font-weight-asian="bold" style:font-size-complex="18pt" style:font-weight-complex="bold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style:paragraph-properties fo:text-align="center" style:writing-mode="lr-tb"/>
      <style:text-properties fo:color="#ffffff" fo:font-size="10pt" fo:font-weight="bold" style:font-size-asian="18pt" style:font-weight-asian="bold" style:font-size-complex="18pt" style:font-weight-complex="bold"/>
    </style:style>
    <style:style style:name="P9" style:family="paragraph">
      <loext:graphic-properties draw:fill="solid" draw:fill-color="#000000"/>
      <style:paragraph-properties fo:text-align="center" style:writing-mode="lr-tb"/>
      <style:text-properties fo:color="#ffffff" fo:font-size="10pt" fo:font-weight="bold" style:font-size-asian="18pt" style:font-weight-asian="bold" style:font-size-complex="18pt" style:font-weight-complex="bold"/>
    </style:style>
    <style:style style:name="P10" style:family="paragraph">
      <loext:graphic-properties draw:fill="solid" draw:fill-color="#cccccc"/>
      <style:paragraph-properties fo:text-align="center" style:writing-mode="lr-tb"/>
      <style:text-properties fo:font-size="10pt" fo:font-weight="bold" style:font-size-asian="18pt" style:font-weight-asian="bold" style:font-size-complex="18pt" style:font-weight-complex="bold"/>
    </style:style>
    <style:style style:name="P11" style:family="paragraph">
      <loext:graphic-properties draw:fill="solid"/>
      <style:paragraph-properties fo:text-align="center" style:writing-mode="lr-tb"/>
    </style:style>
    <style:style style:name="P12" style:family="paragraph">
      <loext:graphic-properties draw:fill="solid" draw:fill-color="#808080"/>
      <style:paragraph-properties fo:text-align="center" style:writing-mode="lr-tb"/>
      <style:text-properties fo:font-size="10pt" fo:font-weight="bold" style:font-size-asian="18pt" style:font-weight-asian="bold" style:font-size-complex="18pt" style:font-weight-complex="bold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font-size="10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fo:font-size="10pt" fo:font-weight="bold" style:font-size-asian="18pt" style:font-weight-asian="bold" style:font-size-complex="18pt" style:font-weight-complex="bold"/>
    </style:style>
    <style:style style:name="T4" style:family="text">
      <style:text-properties style:font-name="Liberation Sans2" fo:font-size="10pt" fo:font-weight="bold" style:font-name-asian="Liberation Sans2" style:font-size-asian="18pt" style:font-weight-asian="bold" style:font-name-complex="Liberation Sans2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2" xml:id="id1" draw:id="id1" draw:layer="layout" svg:width="2cm" svg:height="2cm" svg:x="1cm" svg:y="5cm">
            <text:p text:style-name="P1"><text:span text:style-name="T1">420mAH</text:span><text:span text:style-name="T1"><text:line-break/></text:span><text:span text:style-name="T1">LiPo</text:span><text:span text:style-name="T1"><text:line-break/></text:span><text:span text:style-name="T1">Battery</text:span></text:p>
            <draw:enhanced-geometry svg:viewBox="0 0 21600 21600" draw:path-stretchpoint-x="10800" draw:path-stretchpoint-y="10800" draw:text-areas="?f3 ?f4 ?f5 ?f6" draw:type="round-rectangle" draw:modifiers="2699.3251687078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onnector draw:style-name="gr2" draw:text-style-name="P3" draw:layer="layout" svg:x1="3cm" svg:y1="6cm" svg:x2="4cm" svg:y2="6cm" draw:start-shape="id1" draw:start-glue-point="1" draw:end-shape="id2" draw:end-glue-point="3" svg:d="M3000 6000h1000" svg:viewBox="0 0 1001 1">
              <text:p/>
            </draw:connector>
            <draw:frame draw:style-name="gr3" draw:text-style-name="P5" draw:layer="layout" svg:width="1.5cm" svg:height="1.039cm" svg:x="2.772cm" svg:y="4.9cm">
              <draw:text-box>
                <text:p text:style-name="P4"><text:span text:style-name="T1">+</text:span><text:span text:style-name="T1"><text:line-break/></text:span><text:span text:style-name="T1">VBAT</text:span></text:p>
              </draw:text-box>
            </draw:frame>
          </draw:g>
          <draw:g>
            <draw:g>
              <draw:custom-shape draw:style-name="gr4" draw:text-style-name="P6" draw:layer="layout" svg:width="18cm" svg:height="19cm" svg:x="4cm" svg:y="1cm">
                <text:p/>
                <draw:enhanced-geometry svg:viewBox="0 0 21600 21600" draw:path-stretchpoint-x="10800" draw:path-stretchpoint-y="10800" draw:text-areas="?f3 ?f4 ?f5 ?f6" draw:type="round-rectangle" draw:modifiers="397.37031103254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5" draw:text-style-name="P7" draw:layer="layout" svg:width="4.947cm" svg:height="1.673cm" svg:x="17cm" svg:y="1.038cm">
                <draw:text-box>
                  <text:p text:style-name="P4"><text:span text:style-name="T2">FunKey S PCB</text:span><text:span text:style-name="T2"><text:line-break/></text:span><text:span text:style-name="T2">Rev. E</text:span></text:p>
                </draw:text-box>
              </draw:frame>
            </draw:g>
            <draw:custom-shape draw:style-name="gr6" draw:text-style-name="P9" xml:id="id11" draw:id="id11" draw:layer="layout" svg:width="2cm" svg:height="2cm" svg:x="20cm" svg:y="15cm">
              <text:p text:style-name="P8"><text:span text:style-name="T3">Mono</text:span><text:span text:style-name="T3"><text:line-break/></text:span><text:span text:style-name="T3">Audio</text:span><text:span text:style-name="T3"><text:line-break/></text:span><text:span text:style-name="T3">Amplifier</text:span><text:span text:style-name="T3"><text:line-break/></text:span><text:span text:style-name="T3">PAM8301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10" xml:id="id12" draw:id="id12" draw:layer="layout" svg:width="2cm" svg:height="2cm" svg:x="20cm" svg:y="18cm">
              <text:p text:style-name="P1"><text:span text:style-name="T1">8 ohms</text:span><text:span text:style-name="T1"><text:line-break/></text:span><text:span text:style-name="T1">0.3W</text:span><text:span text:style-name="T1"><text:line-break/></text:span><text:span text:style-name="T1">Speake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10" xml:id="id2" draw:id="id2" draw:layer="layout" svg:width="2cm" svg:height="2cm" svg:x="4cm" svg:y="5cm">
              <text:p text:style-name="P1"><text:span text:style-name="T1">JST</text:span><text:span text:style-name="T1"><text:line-break/></text:span><text:span text:style-name="T1">Battery</text:span><text:span text:style-name="T1"><text:line-break/></text:span><text:span text:style-name="T1">Connector</text:span></text:p>
              <draw:enhanced-geometry svg:viewBox="0 0 21600 21600" draw:path-stretchpoint-x="10800" draw:path-stretchpoint-y="10800" draw:text-areas="?f3 ?f4 ?f5 ?f6" draw:type="round-rectangle" draw:modifiers="3594.602698650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10" xml:id="id7" draw:id="id7" draw:layer="layout" svg:width="2cm" svg:height="2cm" svg:x="4cm" svg:y="17.98cm">
              <text:p text:style-name="P1"><text:span text:style-name="T1">Micro USB</text:span><text:span text:style-name="T1"><text:line-break/></text:span><text:span text:style-name="T1">Device</text:span><text:span text:style-name="T1"><text:line-break/></text:span><text:span text:style-name="T1">Connecto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10" xml:id="id9" draw:id="id9" draw:layer="layout" svg:width="2cm" svg:height="2cm" svg:x="15.5cm" svg:y="18cm">
              <text:p text:style-name="P1"><text:span text:style-name="T1">MicroSD</text:span><text:span text:style-name="T1"><text:line-break/></text:span><text:span text:style-name="T1">TFCard</text:span><text:span text:style-name="T1"><text:line-break/></text:span><text:span text:style-name="T1">Connecto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10" xml:id="id38" draw:id="id38" draw:layer="layout" svg:width="1cm" svg:height="1cm" svg:x="21cm" svg:y="6cm">
              <text:p text:style-name="P1"><text:span text:style-name="T1">LED</text:span></text:p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10" xml:id="id39" draw:id="id39" draw:layer="layout" svg:width="1cm" svg:height="1cm" svg:x="4cm" svg:y="1cm">
              <text:p text:style-name="P1"><text:span text:style-name="T1">Power</text:span><text:span text:style-name="T1"><text:line-break/></text:span><text:span text:style-name="T1">Key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10" xml:id="id24" draw:id="id24" draw:layer="layout" svg:width="1cm" svg:height="1cm" svg:x="4cm" svg:y="3cm">
              <text:p text:style-name="P1"><text:span text:style-name="T1">Reed</text:span><text:span text:style-name="T1"><text:line-break/></text:span><text:span text:style-name="T1">Switch</text:span></text:p>
              <draw:enhanced-geometry svg:viewBox="0 0 21600 21600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" draw:text-style-name="P9" xml:id="id28" draw:id="id28" draw:layer="layout" svg:width="2cm" svg:height="2cm" svg:x="14cm" svg:y="2cm">
              <text:p text:style-name="P8"><text:span text:style-name="T3">DRAM</text:span><text:span text:style-name="T3"><text:line-break/></text:span><text:span text:style-name="T3">DC/DC</text:span><text:span text:style-name="T3"><text:line-break/></text:span><text:span text:style-name="T3">SY8088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10" xml:id="id17" draw:id="id17" draw:layer="layout" svg:width="2cm" svg:height="2cm" svg:x="4cm" svg:y="8cm">
              <text:p text:style-name="P1"><text:span text:style-name="T1">D-Pad</text:span><text:span text:style-name="T1"><text:line-break/></text:span><text:span text:style-name="T1">Key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" draw:text-style-name="P10" xml:id="id18" draw:id="id18" draw:layer="layout" svg:width="2cm" svg:height="2cm" svg:x="4.001cm" svg:y="11cm">
              <text:p text:style-name="P1"><text:span text:style-name="T1">A/B/X/Y</text:span><text:span text:style-name="T1"><text:line-break/></text:span><text:span text:style-name="T1">Pad</text:span><text:span text:style-name="T1"><text:line-break/></text:span><text:span text:style-name="T1">Keys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10" xml:id="id19" draw:id="id19" draw:layer="layout" svg:width="1cm" svg:height="1cm" svg:x="4cm" svg:y="15cm">
              <text:p text:style-name="P1"><text:span text:style-name="T1">Start</text:span><text:span text:style-name="T1"><text:line-break/></text:span><text:span text:style-name="T1">Key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" draw:text-style-name="P10" xml:id="id20" draw:id="id20" draw:layer="layout" svg:width="1cm" svg:height="1cm" svg:x="4cm" svg:y="16cm">
              <text:p text:style-name="P1"><text:span text:style-name="T1">Fn</text:span><text:span text:style-name="T1"><text:line-break/></text:span><text:span text:style-name="T1">Key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" draw:text-style-name="P10" xml:id="id23" draw:id="id23" draw:layer="layout" svg:width="2cm" svg:height="2cm" svg:x="20cm" svg:y="8cm">
              <text:p text:style-name="P1"><text:span text:style-name="T1">UART</text:span><text:span text:style-name="T1"><text:line-break/></text:span><text:span text:style-name="T1">Header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594.602698650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10" draw:text-style-name="P3" draw:layer="layout" svg:x1="9.5cm" svg:y1="14cm" svg:x2="12cm" svg:y2="13cm" draw:start-shape="id3" draw:start-glue-point="0" draw:end-shape="id4" draw:end-glue-point="3" svg:d="M9500 14000v-1000h2500" svg:viewBox="0 0 2501 1001">
              <text:p/>
            </draw:connector>
            <draw:connector draw:style-name="gr10" draw:text-style-name="P3" draw:layer="layout" svg:x1="9.5cm" svg:y1="8cm" svg:x2="12cm" svg:y2="13cm" draw:start-shape="id5" draw:start-glue-point="2" draw:end-shape="id4" draw:end-glue-point="3" svg:d="M9500 8000v5000h2500" svg:viewBox="0 0 2501 5001">
              <text:p/>
            </draw:connector>
            <draw:g>
              <draw:connector draw:style-name="gr10" draw:text-style-name="P11" draw:layer="layout" svg:x1="14cm" svg:y1="16cm" svg:x2="6cm" svg:y2="18.98cm" draw:start-shape="id6" draw:start-glue-point="2" draw:end-shape="id7" draw:end-glue-point="1" svg:d="M14000 16000v2980h-8000" svg:viewBox="0 0 8001 2981">
                <text:p/>
              </draw:connector>
              <draw:frame draw:style-name="gr11" draw:text-style-name="P5" draw:layer="layout" svg:width="1.255cm" svg:height="1.1cm" svg:x="12.9cm" svg:y="18cm">
                <draw:text-box>
                  <text:p text:style-name="P4"><text:span text:style-name="T1">USB</text:span><text:span text:style-name="T1"><text:line-break/></text:span><text:span text:style-name="T1">I/F</text:span></text:p>
                </draw:text-box>
              </draw:frame>
            </draw:g>
            <draw:g>
              <draw:connector draw:style-name="gr12" draw:text-style-name="P3" draw:layer="layout" svg:x1="16.5cm" svg:y1="16cm" svg:x2="16.5cm" svg:y2="18cm" draw:start-shape="id8" draw:start-glue-point="2" draw:end-shape="id9" draw:end-glue-point="0" svg:d="M16500 16000v2000" svg:viewBox="0 0 1 2001">
                <text:p/>
              </draw:connector>
              <draw:frame draw:style-name="gr3" draw:text-style-name="P5" draw:layer="layout" svg:width="1.222cm" svg:height="1.039cm" svg:x="16.9cm" svg:y="16.562cm">
                <draw:text-box>
                  <text:p text:style-name="P4"><text:span text:style-name="T1">SD</text:span><text:span text:style-name="T1"><text:line-break/></text:span><text:span text:style-name="T1">I/F</text:span></text:p>
                </draw:text-box>
              </draw:frame>
            </draw:g>
            <draw:g>
              <draw:connector draw:style-name="gr2" draw:text-style-name="P3" draw:layer="layout" svg:x1="18cm" svg:y1="15cm" svg:x2="20cm" svg:y2="16cm" draw:start-shape="id10" draw:start-glue-point="1" draw:end-shape="id11" draw:end-glue-point="3" svg:d="M18000 15000h1000v1000h1000" svg:viewBox="0 0 2001 1001">
                <text:p/>
              </draw:connector>
              <draw:frame draw:style-name="gr3" draw:text-style-name="P5" draw:layer="layout" svg:width="2.9cm" svg:height="1.039cm" svg:x="17.8cm" svg:y="14.061cm">
                <draw:text-box>
                  <text:p text:style-name="P4"><text:span text:style-name="T1">Analog Mono</text:span><text:span text:style-name="T1"><text:line-break/></text:span><text:span text:style-name="T1">Audio</text:span></text:p>
                </draw:text-box>
              </draw:frame>
            </draw:g>
            <draw:g>
              <draw:connector draw:style-name="gr13" draw:text-style-name="P3" draw:layer="layout" svg:x1="21cm" svg:y1="17cm" svg:x2="21cm" svg:y2="18cm" draw:start-shape="id11" draw:start-glue-point="2" draw:end-shape="id12" draw:end-glue-point="0" svg:d="M21000 17000v1000" svg:viewBox="0 0 1 1001">
                <text:p/>
              </draw:connector>
              <draw:frame draw:style-name="gr3" draw:text-style-name="P5" draw:layer="layout" svg:width="1.9cm" svg:height="1.039cm" svg:x="19.3cm" svg:y="16.961cm">
                <draw:text-box>
                  <text:p text:style-name="P4"><text:span text:style-name="T1">Speaker</text:span><text:span text:style-name="T1"><text:line-break/></text:span><text:span text:style-name="T1">Drive</text:span></text:p>
                </draw:text-box>
              </draw:frame>
            </draw:g>
            <draw:frame draw:style-name="gr14" draw:text-style-name="P5" draw:layer="layout" svg:width="1.222cm" svg:height="0.645cm" svg:x="9.478cm" svg:y="12.4cm">
              <draw:text-box>
                <text:p text:style-name="P4"><text:span text:style-name="T1">I2C</text:span></text:p>
              </draw:text-box>
            </draw:frame>
            <draw:custom-shape draw:style-name="gr15" draw:text-style-name="P12" xml:id="id13" draw:id="id13" draw:layer="layout" svg:width="1cm" svg:height="1cm" svg:x="15cm" svg:y="8cm">
              <text:p text:style-name="P1"><text:span text:style-name="T1">24MHz</text:span><text:span text:style-name="T1"><text:line-break/></text:span><text:span text:style-name="T1">Xtal</text:span></text:p>
              <draw:enhanced-geometry svg:viewBox="0 0 21600 21600" draw:path-stretchpoint-x="10800" draw:path-stretchpoint-y="10800" draw:text-areas="?f3 ?f4 ?f5 ?f6" draw:type="round-rectangle" draw:modifiers="3594.602698650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" draw:text-style-name="P12" xml:id="id15" draw:id="id15" draw:layer="layout" svg:width="1cm" svg:height="1cm" svg:x="17cm" svg:y="8.001cm">
              <text:p text:style-name="P1"><text:span text:style-name="T1">32kHz</text:span><text:span text:style-name="T1"><text:line-break/></text:span><text:span text:style-name="T1">Xtal</text:span></text:p>
              <draw:enhanced-geometry svg:viewBox="0 0 21600 21600" draw:path-stretchpoint-x="10800" draw:path-stretchpoint-y="10800" draw:text-areas="?f3 ?f4 ?f5 ?f6" draw:type="round-rectangle" draw:modifiers="3594.602698650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13" draw:text-style-name="P3" draw:layer="layout" svg:x1="15.5cm" svg:y1="9cm" svg:x2="15.5cm" svg:y2="10cm" draw:start-shape="id13" draw:start-glue-point="2" draw:end-shape="id14" draw:end-glue-point="0" svg:d="M15500 9000v1000" svg:viewBox="0 0 1 1001">
              <text:p/>
            </draw:connector>
            <draw:connector draw:style-name="gr13" draw:text-style-name="P3" draw:layer="layout" svg:x1="17.5cm" svg:y1="9.001cm" svg:x2="17.5cm" svg:y2="10cm" draw:start-shape="id15" draw:start-glue-point="2" draw:end-shape="id16" draw:end-glue-point="0" svg:d="M17500 9001v999" svg:viewBox="0 0 1 1000">
              <text:p/>
            </draw:connector>
            <draw:custom-shape draw:style-name="gr8" draw:text-style-name="P10" xml:id="id21" draw:id="id21" draw:layer="layout" svg:width="1cm" svg:height="1cm" svg:x="4.001cm" svg:y="14cm">
              <text:p text:style-name="P1"><text:span text:style-name="T1">Rear</text:span><text:span text:style-name="T1"><text:line-break/></text:span><text:span text:style-name="T1">Keys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4315.6843156843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onnector draw:style-name="gr16" draw:text-style-name="P3" draw:layer="layout" svg:x1="6cm" svg:y1="9cm" svg:x2="8cm" svg:y2="15.5cm" draw:start-shape="id17" draw:start-glue-point="1" draw:end-shape="id3" draw:end-glue-point="3" svg:d="M6000 9000h1013v6500h987" svg:viewBox="0 0 2001 6501">
                <text:p/>
              </draw:connector>
              <draw:connector draw:style-name="gr16" draw:text-style-name="P3" draw:layer="layout" svg:x1="6.001cm" svg:y1="12cm" svg:x2="8cm" svg:y2="15.5cm" draw:start-shape="id18" draw:start-glue-point="1" draw:end-shape="id3" svg:d="M6001 12000h1012v3500h987" svg:viewBox="0 0 2000 3501">
                <text:p/>
              </draw:connector>
              <draw:connector draw:style-name="gr2" draw:text-style-name="P3" draw:layer="layout" svg:x1="5cm" svg:y1="15.5cm" svg:x2="8cm" svg:y2="15.5cm" draw:start-shape="id19" draw:start-glue-point="1" draw:end-shape="id3" draw:end-glue-point="3" svg:d="M5000 15500h3000" svg:viewBox="0 0 3001 1">
                <text:p/>
              </draw:connector>
              <draw:connector draw:style-name="gr2" draw:text-style-name="P3" draw:layer="layout" draw:line-skew="0.499cm" svg:x1="5cm" svg:y1="16.5cm" svg:x2="8cm" svg:y2="15.5cm" draw:start-shape="id20" draw:start-glue-point="1" draw:end-shape="id3" draw:end-glue-point="3" svg:d="M5000 16500h2012v-1000h988" svg:viewBox="0 0 3001 1001">
                <text:p/>
              </draw:connector>
              <draw:frame draw:style-name="gr17" draw:text-style-name="P5" draw:layer="layout" svg:width="1.622cm" svg:height="0.7cm" svg:x="7.01cm" svg:y="11.7cm">
                <draw:text-box>
                  <text:p text:style-name="P4"><text:span text:style-name="T1">GPIOs</text:span></text:p>
                </draw:text-box>
              </draw:frame>
              <draw:connector draw:style-name="gr18" draw:text-style-name="P3" draw:layer="layout" draw:line-skew="0.499cm" svg:x1="5.001cm" svg:y1="14.5cm" svg:x2="8cm" svg:y2="15.5cm" draw:start-shape="id21" draw:start-glue-point="1" draw:end-shape="id3" svg:d="M5001 14500h2011v1000h988" svg:viewBox="0 0 3000 1001">
                <text:p/>
              </draw:connector>
            </draw:g>
            <draw:g>
              <draw:connector draw:style-name="gr19" draw:text-style-name="P3" draw:layer="layout" svg:x1="18cm" svg:y1="10.5cm" svg:x2="20cm" svg:y2="9cm" draw:start-shape="id22" draw:start-glue-point="1" draw:end-shape="id23" draw:end-glue-point="3" svg:d="M18000 10500h988v-1500h1012" svg:viewBox="0 0 2001 1501">
                <text:p/>
              </draw:connector>
              <draw:frame draw:style-name="gr20" draw:text-style-name="P5" draw:layer="layout" svg:width="1.527cm" svg:height="0.774cm" svg:x="18.073cm" svg:y="8.326cm">
                <draw:text-box>
                  <text:p text:style-name="P4"><text:span text:style-name="T1">UART</text:span></text:p>
                </draw:text-box>
              </draw:frame>
            </draw:g>
            <draw:g>
              <draw:connector draw:style-name="gr2" draw:text-style-name="P3" draw:layer="layout" svg:x1="5cm" svg:y1="3.5cm" svg:x2="9cm" svg:y2="5cm" draw:start-shape="id24" draw:start-glue-point="1" draw:end-shape="id25" draw:end-glue-point="0" svg:d="M5000 3500h4000v1500" svg:viewBox="0 0 4001 1501">
                <text:p/>
              </draw:connector>
              <draw:frame draw:style-name="gr17" draw:text-style-name="P5" draw:layer="layout" svg:width="3.8cm" svg:height="0.7cm" svg:x="5.5cm" svg:y="2.888cm">
                <draw:text-box>
                  <text:p text:style-name="P4"><text:span text:style-name="T1">Output Enable (OE)</text:span></text:p>
                </draw:text-box>
              </draw:frame>
            </draw:g>
            <draw:g>
              <draw:connector draw:style-name="gr2" draw:text-style-name="P3" draw:layer="layout" svg:x1="6cm" svg:y1="6cm" svg:x2="8cm" svg:y2="7cm" draw:start-shape="id2" draw:start-glue-point="1" draw:end-shape="id26" draw:end-glue-point="3" svg:d="M6000 6000h1013v1000h987" svg:viewBox="0 0 2001 1001">
                <text:p/>
              </draw:connector>
              <draw:frame draw:style-name="gr14" draw:text-style-name="P5" draw:layer="layout" svg:width="1.7cm" svg:height="0.645cm" svg:x="6cm" svg:y="7cm">
                <draw:text-box>
                  <text:p text:style-name="P4"><text:span text:style-name="T1">+VBAT</text:span></text:p>
                </draw:text-box>
              </draw:frame>
            </draw:g>
            <draw:g>
              <draw:connector draw:style-name="gr2" draw:text-style-name="P3" draw:layer="layout" draw:line-skew="-1cm" svg:x1="11cm" svg:y1="5.5cm" svg:x2="14cm" svg:y2="3cm" draw:start-shape="id27" draw:start-glue-point="1" draw:end-shape="id28" draw:end-glue-point="3" svg:d="M11000 5500h500v-2500h2500" svg:viewBox="0 0 3001 2501">
                <text:p/>
              </draw:connector>
              <draw:frame draw:style-name="gr14" draw:text-style-name="P5" draw:layer="layout" svg:width="1.7cm" svg:height="0.645cm" svg:x="11.8cm" svg:y="2.4cm">
                <draw:text-box>
                  <text:p text:style-name="P4"><text:span text:style-name="T1">+VOUT</text:span></text:p>
                </draw:text-box>
              </draw:frame>
            </draw:g>
            <draw:g>
              <draw:connector draw:style-name="gr2" draw:text-style-name="P3" draw:layer="layout" svg:x1="5cm" svg:y1="17.98cm" svg:x2="5.7cm" svg:y2="17.377cm" draw:start-shape="id7" draw:start-glue-point="0" draw:end-shape="id29" draw:end-glue-point="3" svg:d="M5000 17980v-603h700" svg:viewBox="0 0 701 604">
                <text:p/>
              </draw:connector>
              <draw:frame draw:style-name="gr14" draw:text-style-name="P5" xml:id="id29" draw:id="id29" draw:layer="layout" svg:width="1.7cm" svg:height="0.645cm" svg:x="5.7cm" svg:y="17.055cm">
                <draw:text-box>
                  <text:p text:style-name="P4"><text:span text:style-name="T1">+VUSB</text:span></text:p>
                </draw:text-box>
              </draw:frame>
            </draw:g>
            <draw:g>
              <draw:connector draw:style-name="gr21" draw:text-style-name="P3" draw:layer="layout" svg:x1="21cm" svg:y1="14.371cm" svg:x2="21cm" svg:y2="15cm" draw:end-shape="id11" draw:end-glue-point="0" svg:d="M21000 14371v629" svg:viewBox="0 0 1 630">
                <text:p/>
              </draw:connector>
              <draw:frame draw:style-name="gr14" draw:text-style-name="P5" draw:layer="layout" svg:width="1.7cm" svg:height="0.645cm" svg:x="20.1cm" svg:y="13.9cm">
                <draw:text-box>
                  <text:p text:style-name="P4"><text:span text:style-name="T1">+VOUT</text:span></text:p>
                </draw:text-box>
              </draw:frame>
            </draw:g>
            <draw:g>
              <draw:connector draw:style-name="gr2" draw:text-style-name="P3" draw:layer="layout" svg:x1="14.8cm" svg:y1="18.645cm" svg:x2="15.5cm" svg:y2="19cm" draw:start-shape="id30" draw:start-glue-point="2" draw:end-shape="id9" draw:end-glue-point="3" svg:d="M14800 18645v355h700" svg:viewBox="0 0 701 356">
                <text:p/>
              </draw:connector>
              <draw:frame draw:style-name="gr14" draw:text-style-name="P5" xml:id="id30" draw:id="id30" draw:layer="layout" svg:width="1.4cm" svg:height="0.645cm" svg:x="14.1cm" svg:y="18cm">
                <draw:text-box>
                  <text:p text:style-name="P4"><text:span text:style-name="T1">+3V3</text:span></text:p>
                </draw:text-box>
              </draw:frame>
            </draw:g>
            <draw:g>
              <draw:connector draw:style-name="gr2" draw:text-style-name="P3" draw:layer="layout" draw:line-skew="0.119cm" svg:x1="16cm" svg:y1="3cm" svg:x2="16.659cm" svg:y2="3.004cm" draw:start-shape="id28" draw:start-glue-point="1" svg:d="M16000 3000h700v4h-41" svg:viewBox="0 0 701 5">
                <text:p/>
              </draw:connector>
              <draw:frame draw:style-name="gr14" draw:text-style-name="P5" draw:layer="layout" svg:width="1.5cm" svg:height="0.645cm" svg:x="16.7cm" svg:y="2.655cm">
                <draw:text-box>
                  <text:p text:style-name="P4"><text:span text:style-name="T1">+1V8</text:span></text:p>
                </draw:text-box>
              </draw:frame>
            </draw:g>
            <draw:g>
              <draw:connector draw:style-name="gr2" draw:text-style-name="P3" draw:layer="layout" svg:x1="11cm" svg:y1="5.5cm" svg:x2="12.2cm" svg:y2="5.477cm" draw:start-shape="id27" draw:start-glue-point="1" draw:end-shape="id31" draw:end-glue-point="3" svg:d="M11000 5500h600v-23h600" svg:viewBox="0 0 1201 24">
                <text:p/>
              </draw:connector>
              <draw:frame draw:style-name="gr14" draw:text-style-name="P5" xml:id="id31" draw:id="id31" draw:layer="layout" svg:width="6.7cm" svg:height="0.645cm" svg:x="12.2cm" svg:y="5.155cm">
                <draw:text-box>
                  <text:p text:style-name="P4"><text:span text:style-name="T1">+VOUT, +3V3, +3V3_AO, +3V0, +1V25</text:span></text:p>
                </draw:text-box>
              </draw:frame>
            </draw:g>
            <draw:g>
              <draw:connector draw:style-name="gr2" draw:text-style-name="P3" draw:layer="layout" svg:x1="7.35cm" svg:y1="5.5cm" svg:x2="8cm" svg:y2="6cm" draw:start-shape="id32" draw:start-glue-point="2" svg:d="M7350 5500v500h650" svg:viewBox="0 0 651 501">
                <text:p/>
              </draw:connector>
              <draw:frame draw:style-name="gr14" draw:text-style-name="P5" xml:id="id32" draw:id="id32" draw:layer="layout" svg:width="1.7cm" svg:height="0.645cm" svg:x="6.5cm" svg:y="4.855cm">
                <draw:text-box>
                  <text:p text:style-name="P4"><text:span text:style-name="T1">+VUSB</text:span></text:p>
                </draw:text-box>
              </draw:frame>
            </draw:g>
            <draw:g>
              <draw:connector draw:style-name="gr2" draw:text-style-name="P3" draw:layer="layout" svg:x1="21cm" svg:y1="10.377cm" svg:x2="21cm" svg:y2="11cm" draw:start-shape="id33" draw:start-glue-point="1" draw:end-shape="id34" draw:end-glue-point="0" svg:d="M21000 10377v623" svg:viewBox="0 0 1 624">
                <text:p/>
              </draw:connector>
              <draw:frame draw:style-name="gr14" draw:text-style-name="P5" xml:id="id33" draw:id="id33" draw:layer="layout" svg:width="1.4cm" svg:height="0.645cm" svg:x="19.6cm" svg:y="10.055cm">
                <draw:text-box>
                  <text:p text:style-name="P4"><text:span text:style-name="T1">+3V3</text:span></text:p>
                </draw:text-box>
              </draw:frame>
            </draw:g>
            <draw:connector draw:style-name="gr2" draw:text-style-name="P3" draw:layer="layout" svg:x1="9.5cm" svg:y1="17.755cm" svg:x2="9.5cm" svg:y2="17cm" draw:start-shape="id35" draw:start-glue-point="0" draw:end-shape="id3" draw:end-glue-point="2" svg:d="M9500 17755v-755" svg:viewBox="0 0 1 756">
              <text:p/>
            </draw:connector>
            <draw:frame draw:style-name="gr14" draw:text-style-name="P5" xml:id="id35" draw:id="id35" draw:layer="layout" svg:width="1.4cm" svg:height="0.645cm" svg:x="8.8cm" svg:y="17.755cm">
              <draw:text-box>
                <text:p text:style-name="P4"><text:span text:style-name="T1">+3V3</text:span></text:p>
              </draw:text-box>
            </draw:frame>
            <draw:g>
              <draw:connector draw:style-name="gr2" draw:text-style-name="P3" draw:layer="layout" svg:x1="13.5cm" svg:y1="9.3cm" svg:x2="13.5cm" svg:y2="10cm" draw:start-shape="id36" draw:start-glue-point="2" draw:end-shape="id37" draw:end-glue-point="0" svg:d="M13500 9300v700" svg:viewBox="0 0 1 701">
                <text:p/>
              </draw:connector>
              <draw:frame draw:style-name="gr22" draw:text-style-name="P5" xml:id="id36" draw:id="id36" draw:layer="layout" svg:width="2.2cm" svg:height="2.221cm" svg:x="12.4cm" svg:y="7.079cm">
                <draw:text-box>
                  <text:p text:style-name="P4"><text:span text:style-name="T1">+3V3, +3V3_AO, +3V0, +1V8, +1V25</text:span></text:p>
                </draw:text-box>
              </draw:frame>
            </draw:g>
            <draw:g>
              <draw:connector draw:style-name="gr2" draw:text-style-name="P3" draw:layer="layout" svg:x1="11cm" svg:y1="6.5cm" svg:x2="21cm" svg:y2="6.5cm" draw:start-shape="id5" draw:start-glue-point="1" draw:end-shape="id38" draw:end-glue-point="3" svg:d="M11000 6500h10000" svg:viewBox="0 0 10001 1">
                <text:p/>
              </draw:connector>
              <draw:frame draw:style-name="gr17" draw:text-style-name="P5" draw:layer="layout" svg:width="2cm" svg:height="0.7cm" svg:x="11.1cm" svg:y="5.9cm">
                <draw:text-box>
                  <text:p text:style-name="P4"><text:span text:style-name="T1">CHGLED</text:span></text:p>
                </draw:text-box>
              </draw:frame>
            </draw:g>
            <draw:g>
              <draw:connector draw:style-name="gr2" draw:text-style-name="P3" draw:layer="layout" svg:x1="5cm" svg:y1="1.5cm" svg:x2="10cm" svg:y2="5cm" draw:start-shape="id39" draw:start-glue-point="1" draw:end-shape="id40" draw:end-glue-point="0" svg:d="M5000 1500h5000v3500" svg:viewBox="0 0 5001 3501">
                <text:p/>
              </draw:connector>
              <draw:frame draw:style-name="gr17" draw:text-style-name="P5" draw:layer="layout" svg:width="3.9cm" svg:height="0.7cm" svg:x="5.5cm" svg:y="1cm">
                <draw:text-box>
                  <text:p text:style-name="P4"><text:span text:style-name="T1">Power On (PWRON)</text:span></text:p>
                </draw:text-box>
              </draw:frame>
            </draw:g>
            <draw:g>
              <draw:custom-shape draw:style-name="gr23" draw:text-style-name="P9" xml:id="id5" draw:id="id5" draw:layer="layout" svg:width="3cm" svg:height="3cm" svg:x="8cm" svg:y="5cm">
                <text:p text:style-name="P8"><text:span text:style-name="T3">PMIC</text:span><text:span text:style-name="T3"><text:line-break/></text:span><text:span text:style-name="T3">AXP209</text:span></text:p>
                <draw:enhanced-geometry svg:viewBox="0 0 21600 21600" draw:path-stretchpoint-x="10800" draw:path-stretchpoint-y="10800" draw:text-areas="?f3 ?f4 ?f5 ?f6" draw:type="round-rectangle" draw:modifiers="2699.32516870782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4" draw:text-style-name="P13" xml:id="id25" draw:id="id25" draw:layer="layout" svg:width="1cm" svg:height="1cm" svg:x="8.5cm" svg:y="5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3" xml:id="id40" draw:id="id40" draw:layer="layout" svg:width="1cm" svg:height="1cm" svg:x="9.5cm" svg:y="5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3" xml:id="id26" draw:id="id26" draw:layer="layout" svg:width="1cm" svg:height="1cm" svg:x="8cm" svg:y="6.5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3" draw:layer="layout" svg:width="1cm" svg:height="1cm" svg:x="8cm" svg:y="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3" xml:id="id27" draw:id="id27" draw:layer="layout" svg:width="1cm" svg:height="1cm" svg:x="10cm" svg:y="5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3" draw:layer="layout" svg:width="1cm" svg:height="1cm" svg:x="9.5cm" svg:y="5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3" xml:id="id43" draw:id="id43" draw:layer="layout" svg:width="1cm" svg:height="1cm" svg:x="10cm" svg:y="7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3" xml:id="id45" draw:id="id45" draw:layer="layout" svg:width="1cm" svg:height="1cm" svg:x="10cm" svg:y="6.5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3" draw:text-style-name="P9" xml:id="id3" draw:id="id3" draw:layer="layout" svg:width="3cm" svg:height="3cm" svg:x="8cm" svg:y="14cm">
                <text:p text:style-name="P8"><text:span text:style-name="T3">I2C GPIO</text:span><text:span text:style-name="T3"><text:line-break/></text:span><text:span text:style-name="T3">Expander</text:span><text:span text:style-name="T3"><text:line-break/></text:span><text:span text:style-name="T3">PCAL6416</text:span></text:p>
                <draw:enhanced-geometry svg:viewBox="0 0 21600 21600" draw:path-stretchpoint-x="10800" draw:path-stretchpoint-y="10800" draw:text-areas="?f3 ?f4 ?f5 ?f6" draw:type="round-rectangle" draw:modifiers="2699.32516870782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4" draw:text-style-name="P13" xml:id="id41" draw:id="id41" draw:layer="layout" svg:width="1cm" svg:height="1cm" svg:x="10cm" svg:y="14.5cm">
                <text:p/>
                <draw:enhanced-geometry svg:viewBox="0 0 21600 21600" draw:type="rectangle" draw:enhanced-path="M 0 0 L 21600 0 21600 21600 0 21600 0 0 Z N"/>
              </draw:custom-shape>
            </draw:g>
            <draw:connector draw:style-name="gr2" draw:text-style-name="P3" draw:layer="layout" svg:x1="11cm" svg:y1="15cm" svg:x2="12cm" svg:y2="15cm" draw:start-shape="id41" draw:start-glue-point="1" draw:end-shape="id42" svg:d="M11000 15000h1000" svg:viewBox="0 0 1001 1">
              <text:p/>
            </draw:connector>
            <draw:connector draw:style-name="gr2" draw:text-style-name="P3" draw:layer="layout" svg:x1="10.5cm" svg:y1="8cm" svg:x2="12cm" svg:y2="11.5cm" draw:start-shape="id43" draw:start-glue-point="2" draw:end-shape="id44" draw:end-glue-point="3" svg:d="M10500 8000v3500h1500" svg:viewBox="0 0 1501 3501">
              <text:p/>
            </draw:connector>
            <draw:g>
              <draw:connector draw:style-name="gr2" draw:text-style-name="P3" draw:layer="layout" svg:x1="11cm" svg:y1="7cm" svg:x2="12.5cm" svg:y2="10cm" draw:start-shape="id45" draw:start-glue-point="1" draw:end-shape="id46" draw:end-glue-point="0" svg:d="M11000 7000h1500v3000" svg:viewBox="0 0 1501 3001">
                <text:p/>
              </draw:connector>
              <draw:frame draw:style-name="gr14" draw:text-style-name="P5" draw:layer="layout" svg:width="1.722cm" svg:height="0.645cm" svg:x="11.178cm" svg:y="6.455cm">
                <draw:text-box>
                  <text:p text:style-name="P4"><text:span text:style-name="T1">RESET</text:span></text:p>
                </draw:text-box>
              </draw:frame>
            </draw:g>
            <draw:frame draw:style-name="gr3" draw:text-style-name="P5" draw:layer="layout" svg:width="1.322cm" svg:height="1.039cm" svg:x="10.3cm" svg:y="10.5cm">
              <draw:text-box>
                <text:p text:style-name="P4"><text:span text:style-name="T1">PMU</text:span><text:span text:style-name="T1"><text:line-break/></text:span><text:span text:style-name="T1">IRQ</text:span></text:p>
              </draw:text-box>
            </draw:frame>
            <draw:frame draw:style-name="gr3" draw:text-style-name="P5" draw:layer="layout" svg:width="1.322cm" svg:height="1.039cm" svg:x="10.878cm" svg:y="13.9cm">
              <draw:text-box>
                <text:p text:style-name="P4"><text:span text:style-name="T1">KEY</text:span><text:span text:style-name="T1"><text:line-break/></text:span><text:span text:style-name="T1">IRQ</text:span></text:p>
              </draw:text-box>
            </draw:frame>
            <draw:g>
              <draw:g>
                <draw:connector draw:style-name="gr16" draw:text-style-name="P3" draw:layer="layout" svg:x1="18cm" svg:y1="13cm" svg:x2="20cm" svg:y2="13cm" draw:start-shape="id4" draw:start-glue-point="1" draw:end-shape="id47" draw:end-glue-point="3" svg:d="M18000 13000h2000" svg:viewBox="0 0 2001 1">
                  <text:p/>
                </draw:connector>
                <draw:frame draw:style-name="gr14" draw:text-style-name="P5" draw:layer="layout" svg:width="1.606cm" svg:height="0.645cm" svg:x="17.894cm" svg:y="12.4cm">
                  <draw:text-box>
                    <text:p text:style-name="P4"><text:span text:style-name="T4">½</text:span><text:span text:style-name="T1">SPI</text:span></text:p>
                  </draw:text-box>
                </draw:frame>
              </draw:g>
              <draw:g>
                <draw:connector draw:style-name="gr2" draw:text-style-name="P3" draw:layer="layout" svg:x1="18cm" svg:y1="11.5cm" svg:x2="20cm" svg:y2="11.5cm" draw:start-shape="id48" draw:start-glue-point="1" draw:end-shape="id49" draw:end-glue-point="3" svg:d="M18000 11500h2000" svg:viewBox="0 0 2001 1">
                  <text:p/>
                </draw:connector>
                <draw:frame draw:style-name="gr14" draw:text-style-name="P5" draw:layer="layout" svg:width="1.927cm" svg:height="0.645cm" svg:x="17.873cm" svg:y="11cm">
                  <draw:text-box>
                    <text:p text:style-name="P4"><text:span text:style-name="T1">BL PWM</text:span></text:p>
                  </draw:text-box>
                </draw:frame>
              </draw:g>
              <draw:g>
                <draw:connector draw:style-name="gr2" draw:text-style-name="P3" draw:layer="layout" svg:x1="20cm" svg:y1="13.5cm" svg:x2="18cm" svg:y2="13.5cm" draw:start-shape="id50" draw:start-glue-point="3" draw:end-shape="id51" draw:end-glue-point="1" svg:d="M20000 13500h-2000" svg:viewBox="0 0 2001 1">
                  <text:p/>
                </draw:connector>
                <draw:frame draw:style-name="gr14" draw:text-style-name="P5" draw:layer="layout" svg:width="1.699cm" svg:height="0.645cm" svg:x="18.301cm" svg:y="13.455cm">
                  <draw:text-box>
                    <text:p text:style-name="P4"><text:span text:style-name="T1">TE IRQ</text:span></text:p>
                  </draw:text-box>
                </draw:frame>
              </draw:g>
              <draw:g>
                <draw:connector draw:style-name="gr2" draw:text-style-name="P3" draw:layer="layout" svg:x1="18cm" svg:y1="12.5cm" svg:x2="20.001cm" svg:y2="12.5cm" draw:start-shape="id52" draw:start-glue-point="1" svg:d="M18000 12500h2001" svg:viewBox="0 0 2002 1">
                  <text:p/>
                </draw:connector>
                <draw:frame draw:style-name="gr14" draw:text-style-name="P5" draw:layer="layout" svg:width="1.026cm" svg:height="0.645cm" svg:x="18.2cm" svg:y="12cm">
                  <draw:text-box>
                    <text:p text:style-name="P4"><text:span text:style-name="T1">RS</text:span></text:p>
                  </draw:text-box>
                </draw:frame>
              </draw:g>
              <draw:g>
                <draw:connector draw:style-name="gr2" draw:text-style-name="P3" draw:layer="layout" svg:x1="18cm" svg:y1="12cm" svg:x2="20cm" svg:y2="12cm" draw:start-shape="id53" draw:start-glue-point="1" draw:end-shape="id54" draw:end-glue-point="3" svg:d="M18000 12000h2000" svg:viewBox="0 0 2001 1">
                  <text:p/>
                </draw:connector>
                <draw:frame draw:style-name="gr14" draw:text-style-name="P5" draw:layer="layout" svg:width="1.726cm" svg:height="0.645cm" svg:x="17.974cm" svg:y="11.5cm">
                  <draw:text-box>
                    <text:p text:style-name="P4"><text:span text:style-name="T1">RESET</text:span></text:p>
                  </draw:text-box>
                </draw:frame>
              </draw:g>
            </draw:g>
            <draw:g>
              <draw:custom-shape draw:style-name="gr25" draw:text-style-name="P9" xml:id="id4" draw:id="id4" draw:layer="layout" svg:width="6cm" svg:height="6cm" svg:x="12cm" svg:y="10cm">
                <text:p text:style-name="P8"><text:span text:style-name="T3">SoC</text:span><text:span text:style-name="T3"><text:line-break/></text:span><text:span text:style-name="T3">Allwinner V3s</text:span></text:p>
                <text:p text:style-name="P8"><text:span text:style-name="T3">with integrated</text:span><text:span text:style-name="T3"><text:line-break/></text:span><text:span text:style-name="T3">64MB DDR2</text:span></text:p>
                <draw:enhanced-geometry svg:viewBox="0 0 21600 21600" draw:path-stretchpoint-x="10800" draw:path-stretchpoint-y="10800" draw:text-areas="?f3 ?f4 ?f5 ?f6" draw:type="round-rectangle" draw:modifiers="1349.83127109111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4" draw:text-style-name="P13" xml:id="id22" draw:id="id22" draw:layer="layout" svg:width="1cm" svg:height="1cm" svg:x="17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3" xml:id="id6" draw:id="id6" draw:layer="layout" svg:width="1cm" svg:height="1cm" svg:x="13.5cm" svg:y="15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3" xml:id="id10" draw:id="id10" draw:layer="layout" svg:width="1cm" svg:height="1cm" svg:x="17cm" svg:y="14.5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3" xml:id="id8" draw:id="id8" draw:layer="layout" svg:width="1cm" svg:height="1cm" svg:x="16cm" svg:y="15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3" xml:id="id16" draw:id="id16" draw:layer="layout" svg:width="1cm" svg:height="1cm" svg:x="17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3" xml:id="id14" draw:id="id14" draw:layer="layout" svg:width="1cm" svg:height="1cm" svg:x="15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3" xml:id="id37" draw:id="id37" draw:layer="layout" svg:width="1cm" svg:height="1cm" svg:x="13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3" draw:layer="layout" svg:width="1cm" svg:height="1cm" svg:x="17cm" svg:y="12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3" xml:id="id51" draw:id="id51" draw:layer="layout" svg:width="1cm" svg:height="1cm" svg:x="17cm" svg:y="13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3" xml:id="id46" draw:id="id46" draw:layer="layout" svg:width="1cm" svg:height="1cm" svg:x="12cm" svg:y="10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3" xml:id="id44" draw:id="id44" draw:layer="layout" svg:width="1cm" svg:height="1cm" svg:x="12cm" svg:y="11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3" xml:id="id42" draw:id="id42" draw:layer="layout" svg:width="1cm" svg:height="1cm" svg:x="12cm" svg:y="14.5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3" xml:id="id53" draw:id="id53" draw:layer="layout" svg:width="1cm" svg:height="1cm" svg:x="17cm" svg:y="11.5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3" xml:id="id48" draw:id="id48" draw:layer="layout" svg:width="1cm" svg:height="1cm" svg:x="17cm" svg:y="11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3" xml:id="id52" draw:id="id52" draw:layer="layout" svg:width="1cm" svg:height="1cm" svg:x="17cm" svg:y="12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6" draw:text-style-name="P10" xml:id="id34" draw:id="id34" draw:layer="layout" svg:width="2cm" svg:height="3cm" svg:x="20cm" svg:y="11cm">
                <text:p text:style-name="P1"><text:span text:style-name="T1">LCD</text:span><text:span text:style-name="T1"><text:line-break/></text:span><text:span text:style-name="T1">Screen</text:span><text:span text:style-name="T1"><text:line-break/></text:span><text:span text:style-name="T1">Connector</text:span></text:p>
                <draw:enhanced-geometry svg:viewBox="0 0 21600 21600" draw:path-stretchpoint-x="10800" draw:path-stretchpoint-y="10800" draw:text-areas="?f3 ?f4 ?f5 ?f6" draw:type="round-rectangle" draw:modifiers="3594.60269865067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24" draw:text-style-name="P13" xml:id="id50" draw:id="id50" draw:layer="layout" svg:width="1cm" svg:height="1cm" svg:x="20cm" svg:y="13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3" draw:layer="layout" svg:width="1cm" svg:height="1cm" svg:x="20cm" svg:y="12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3" xml:id="id58" draw:id="id58" draw:layer="layout" svg:width="1cm" svg:height="1cm" svg:x="21cm" svg:y="13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3" draw:layer="layout" svg:width="1cm" svg:height="1cm" svg:x="21cm" svg:y="12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3" xml:id="id47" draw:id="id47" draw:layer="layout" svg:width="1cm" svg:height="1cm" svg:x="20cm" svg:y="12.5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3" xml:id="id55" draw:id="id55" draw:layer="layout" svg:width="1cm" svg:height="1cm" svg:x="21cm" svg:y="12.5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3" xml:id="id63" draw:id="id63" draw:layer="layout" svg:width="1cm" svg:height="1cm" svg:x="21cm" svg:y="11.5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3" xml:id="id54" draw:id="id54" draw:layer="layout" svg:width="1cm" svg:height="1cm" svg:x="20cm" svg:y="11.5cm">
                <text:p/>
                <draw:enhanced-geometry svg:viewBox="0 0 21600 21600" draw:type="rectangle" draw:enhanced-path="M 0 0 L 21600 0 21600 21600 0 21600 0 0 Z N"/>
              </draw:custom-shape>
              <draw:custom-shape draw:style-name="gr27" draw:text-style-name="P13" xml:id="id49" draw:id="id49" draw:layer="layout" svg:width="1cm" svg:height="1cm" svg:x="20cm" svg:y="11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3" xml:id="id59" draw:id="id59" draw:layer="layout" svg:width="1cm" svg:height="1cm" svg:x="21cm" svg:y="11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3" draw:layer="layout" svg:width="1cm" svg:height="1cm" svg:x="21cm" svg:y="11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3" xml:id="id61" draw:id="id61" draw:layer="layout" svg:width="1cm" svg:height="1cm" svg:x="21cm" svg:y="12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g>
              <draw:connector draw:style-name="gr16" draw:text-style-name="P3" draw:layer="layout" svg:x1="22cm" svg:y1="13cm" svg:x2="24cm" svg:y2="13cm" draw:start-shape="id55" draw:start-glue-point="1" draw:end-shape="id56" draw:end-glue-point="3" svg:d="M22000 13000h2000" svg:viewBox="0 0 2001 1">
                <text:p/>
              </draw:connector>
              <draw:frame draw:style-name="gr14" draw:text-style-name="P5" draw:layer="layout" svg:width="1.422cm" svg:height="0.645cm" svg:x="21.9cm" svg:y="12.4cm">
                <draw:text-box>
                  <text:p text:style-name="P4"><text:span text:style-name="T4">½</text:span><text:span text:style-name="T1">SPI</text:span></text:p>
                </draw:text-box>
              </draw:frame>
            </draw:g>
            <draw:g>
              <draw:connector draw:style-name="gr2" draw:text-style-name="P3" draw:layer="layout" svg:x1="24cm" svg:y1="13.5cm" svg:x2="22cm" svg:y2="13.5cm" draw:start-shape="id57" draw:start-glue-point="3" draw:end-shape="id58" draw:end-glue-point="1" svg:d="M24000 13500h-2000" svg:viewBox="0 0 2001 1">
                <text:p/>
              </draw:connector>
              <draw:frame draw:style-name="gr14" draw:text-style-name="P5" draw:layer="layout" svg:width="1.7cm" svg:height="0.645cm" svg:x="22.4cm" svg:y="13.455cm">
                <draw:text-box>
                  <text:p text:style-name="P4"><text:span text:style-name="T1">TE IRQ</text:span></text:p>
                </draw:text-box>
              </draw:frame>
            </draw:g>
            <draw:g>
              <draw:connector draw:style-name="gr2" draw:text-style-name="P3" draw:layer="layout" svg:x1="22cm" svg:y1="11.5cm" svg:x2="24cm" svg:y2="11.5cm" draw:start-shape="id59" draw:start-glue-point="1" draw:end-shape="id60" draw:end-glue-point="3" svg:d="M22000 11500h2000" svg:viewBox="0 0 2001 1">
                <text:p/>
              </draw:connector>
              <draw:frame draw:style-name="gr14" draw:text-style-name="P5" draw:layer="layout" svg:width="1.927cm" svg:height="0.645cm" svg:x="21.873cm" svg:y="11cm">
                <draw:text-box>
                  <text:p text:style-name="P4"><text:span text:style-name="T1">BL PWM</text:span></text:p>
                </draw:text-box>
              </draw:frame>
            </draw:g>
            <draw:g>
              <draw:connector draw:style-name="gr2" draw:text-style-name="P3" draw:layer="layout" svg:x1="22cm" svg:y1="12.5cm" svg:x2="24cm" svg:y2="12.5cm" draw:start-shape="id61" draw:start-glue-point="1" draw:end-shape="id62" draw:end-glue-point="3" svg:d="M22000 12500h2000" svg:viewBox="0 0 2001 1">
                <text:p/>
              </draw:connector>
              <draw:frame draw:style-name="gr14" draw:text-style-name="P5" draw:layer="layout" svg:width="1.026cm" svg:height="0.645cm" svg:x="22.199cm" svg:y="12.003cm">
                <draw:text-box>
                  <text:p text:style-name="P4"><text:span text:style-name="T1">RS</text:span></text:p>
                </draw:text-box>
              </draw:frame>
            </draw:g>
            <draw:g>
              <draw:connector draw:style-name="gr2" draw:text-style-name="P3" draw:layer="layout" svg:x1="22cm" svg:y1="12cm" svg:x2="24cm" svg:y2="12cm" draw:start-shape="id63" draw:start-glue-point="1" draw:end-shape="id64" draw:end-glue-point="3" svg:d="M22000 12000h2000" svg:viewBox="0 0 2001 1">
                <text:p/>
              </draw:connector>
              <draw:frame draw:style-name="gr14" draw:text-style-name="P5" draw:layer="layout" svg:width="1.726cm" svg:height="0.645cm" svg:x="21.974cm" svg:y="11.5cm">
                <draw:text-box>
                  <text:p text:style-name="P4"><text:span text:style-name="T1">RESET</text:span></text:p>
                </draw:text-box>
              </draw:frame>
            </draw:g>
            <draw:g>
              <draw:connector draw:style-name="gr2" draw:text-style-name="P3" draw:layer="layout" svg:x1="23cm" svg:y1="10.645cm" svg:x2="24cm" svg:y2="10.9cm" draw:start-shape="id65" draw:start-glue-point="2" draw:end-shape="id66" draw:end-glue-point="3" svg:d="M23000 10645v255h1000" svg:viewBox="0 0 1001 256">
                <text:p/>
              </draw:connector>
              <draw:frame draw:style-name="gr14" draw:text-style-name="P5" xml:id="id65" draw:id="id65" draw:layer="layout" svg:width="1.4cm" svg:height="0.645cm" svg:x="22.3cm" svg:y="10cm">
                <draw:text-box>
                  <text:p text:style-name="P4"><text:span text:style-name="T1">+3V3</text:span></text:p>
                </draw:text-box>
              </draw:frame>
            </draw:g>
          </draw:g>
          <draw:g>
            <draw:custom-shape draw:style-name="gr28" draw:text-style-name="P2" draw:layer="layout" svg:width="4cm" svg:height="4cm" svg:x="24cm" svg:y="10cm">
              <text:p text:style-name="P1"><text:span text:style-name="T1">1.54"</text:span><text:span text:style-name="T1"><text:line-break/></text:span><text:span text:style-name="T1">LCD TFT</text:span><text:span text:style-name="T1"><text:line-break/></text:span><text:span text:style-name="T1">Screen</text:span></text:p>
              <draw:enhanced-geometry svg:viewBox="0 0 21600 21600" draw:path-stretchpoint-x="10800" draw:path-stretchpoint-y="10800" draw:text-areas="?f3 ?f4 ?f5 ?f6" draw:type="round-rectangle" draw:modifiers="2699.3251687078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13" xml:id="id57" draw:id="id57" draw:layer="layout" svg:width="1cm" svg:height="1cm" svg:x="24cm" svg:y="13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3" draw:layer="layout" svg:width="1cm" svg:height="1cm" svg:x="24cm" svg:y="12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3" xml:id="id56" draw:id="id56" draw:layer="layout" svg:width="1cm" svg:height="1cm" svg:x="24cm" svg:y="12.5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3" xml:id="id64" draw:id="id64" draw:layer="layout" svg:width="1cm" svg:height="1cm" svg:x="24cm" svg:y="11.5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3" xml:id="id60" draw:id="id60" draw:layer="layout" svg:width="1cm" svg:height="1cm" svg:x="24cm" svg:y="11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3" xml:id="id62" draw:id="id62" draw:layer="layout" svg:width="1cm" svg:height="1cm" svg:x="24cm" svg:y="12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13" xml:id="id66" draw:id="id66" draw:layer="layout" svg:width="1cm" svg:height="1cm" svg:x="24cm" svg:y="10.4cm">
              <text:p/>
              <draw:enhanced-geometry svg:viewBox="0 0 21600 21600" draw:type="rectangle" draw:enhanced-path="M 0 0 L 21600 0 21600 21600 0 21600 0 0 Z N"/>
            </draw:custom-shape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4T19:20:21.397556563</meta:creation-date>
    <dc:date>2020-07-05T12:12:36.742847649</dc:date>
    <meta:editing-duration>PT1H55M45S</meta:editing-duration>
    <meta:editing-cycles>20</meta:editing-cycles>
    <meta:generator>LibreOffice/6.4.6.2$Linux_X86_64 LibreOffice_project/40$Build-2</meta:generator>
    <meta:document-statistic meta:object-count="189"/>
  </office:meta>
</office:document-meta>
</file>